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bums" table:style-name="ta1">
        <table:shapes>
          <draw:frame draw:z-index="0" draw:style-name="gr1" draw:text-style-name="P1" svg:width="15.999cm" svg:height="8.999cm" svg:x="16.729cm" svg:y="1.401cm">
            <draw:object draw:notify-on-update-of-ranges="Albums.A7:Albums.A154 Albums.B3:Albums.B3 Albums.B7:Albums.B1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096cm" svg:height="10.89cm" svg:x="14.673cm" svg:y="12.564cm">
            <draw:object draw:notify-on-update-of-ranges="Albums.A134:Albums.A154 Albums.B3:Albums.B3 Albums.B134:Albums.B1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imilitud </text:p>
          </table:table-cell>
          <table:table-cell office:value-type="string" calcext:value-type="string">
            <text:p># Pa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33807" calcext:value-type="float">
            <text:p>40033807</text:p>
          </table:table-cell>
          <table:table-cell table:number-columns-repeated="2"/>
          <table:table-cell office:value-type="string" calcext:value-type="string">
            <text:p>Máximo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1171" calcext:value-type="float">
            <text:p>1951171</text:p>
          </table:table-cell>
          <table:table-cell table:number-columns-repeated="2"/>
          <table:table-cell table:formula="of:=MAX([.B4:.B154])" office:value-type="float" office:value="40033807" calcext:value-type="float">
            <text:p>40033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873" calcext:value-type="float">
            <text:p>1778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233" calcext:value-type="float">
            <text:p>1602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513" calcext:value-type="float">
            <text:p>285513</text:p>
          </table:table-cell>
          <table:table-cell table:number-columns-repeated="2"/>
          <table:table-cell office:value-type="string" calcext:value-type="string">
            <text:p>Mínimo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369" calcext:value-type="float">
            <text:p>168369</text:p>
          </table:table-cell>
          <table:table-cell table:number-columns-repeated="2"/>
          <table:table-cell table:formula="of:=MIN([.B4:.B15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65" calcext:value-type="float">
            <text:p>1456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597" calcext:value-type="float">
            <text:p>112597</text:p>
          </table:table-cell>
          <table:table-cell table:number-columns-repeated="2"/>
          <table:table-cell office:value-type="string" calcext:value-type="string">
            <text:p>Moda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475" calcext:value-type="float">
            <text:p>140475</text:p>
          </table:table-cell>
          <table:table-cell table:number-columns-repeated="2"/>
          <table:table-cell table:formula="of:=MODE([.B4:.B1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427" calcext:value-type="float">
            <text:p>6742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179" calcext:value-type="float">
            <text:p>5717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39" calcext:value-type="float">
            <text:p>423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529" calcext:value-type="float">
            <text:p>315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11" calcext:value-type="float">
            <text:p>242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71" calcext:value-type="float">
            <text:p>135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37" calcext:value-type="float">
            <text:p>2713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7" calcext:value-type="float">
            <text:p>1759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19" calcext:value-type="float">
            <text:p>3061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85" calcext:value-type="float">
            <text:p>1138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lbums.A4:Albums.B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-00-0000</text:date>, <text:time style:data-style-name="N2" text:time-value="17:08:37.679119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0:05:54.650480397</meta:creation-date>
    <dc:date>2019-04-22T17:29:59.067843691</dc:date>
    <meta:editing-duration>PT42M50S</meta:editing-duration>
    <meta:editing-cycles>8</meta:editing-cycles>
    <meta:generator>LibreOffice/4.2.8.2$Linux_X86_64 LibreOffice_project/420m0$Build-2</meta:generator>
    <meta:document-statistic meta:table-count="1" meta:cell-count="3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Frecuencia de Similitud</text:p>
        </chart:title>
        <chart:legend chart:legend-position="end" svg:x="13.465cm" svg:y="4.201cm" style:legend-expansion="high" chart:style-name="ch3"/>
        <chart:plot-area chart:style-name="ch4" table:cell-range-address="Albums.A7:Albums.B154 Albums.B3:Albums.B3" chart:data-source-has-labels="both" svg:x="1.331cm" svg:y="1.301cm" svg:width="11.814cm" svg:height="6.538cm">
          <chartooo:coordinate-region svg:x="2.693cm" svg:y="1.5cm" svg:width="10.452cm" svg:height="5.415cm"/>
          <chart:axis chart:dimension="x" chart:name="primary-x" chart:style-name="ch5" chartooo:axis-type="auto">
            <chartooo:date-scale/>
            <chart:title svg:x="6.559cm" svg:y="8.019cm" chart:style-name="ch6">
              <text:p>Similitud</text:p>
            </chart:title>
            <chart:categories table:cell-range-address="Albums.A7:Albums.A154"/>
          </chart:axis>
          <chart:axis chart:dimension="y" chart:name="primary-y" chart:style-name="ch5">
            <chart:title svg:x="0.451cm" svg:y="5.368cm" chart:style-name="ch7">
              <text:p># dePares</text:p>
            </chart:title>
            <chart:grid chart:style-name="ch8" chart:class="major"/>
          </chart:axis>
          <chart:series chart:style-name="ch9" chart:values-cell-range-address="Albums.B7:Albums.B154" chart:label-cell-address="Albums.B3:Albums.B3" chart:class="chart:line">
            <chart:data-point chart:repeated="1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Pares</text:p>
                <draw:g>
                  <svg:desc>Albums.B3:Albums.B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lbums.A7:Albums.A154</svg:desc>
                </draw:g>
              </table:table-cell>
              <table:table-cell office:value-type="float" office:value="160233">
                <text:p>160233</text:p>
                <draw:g>
                  <svg:desc>Albums.B7:Albums.B15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5513">
                <text:p>2855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8369">
                <text:p>1683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5665">
                <text:p>145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2597">
                <text:p>11259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0475">
                <text:p>140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427">
                <text:p>674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2339">
                <text:p>423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529">
                <text:p>315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571">
                <text:p>135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137">
                <text:p>271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619">
                <text:p>3061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385">
                <text:p>113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97cm" svg:height="10.891cm" xlink:href=".." xlink:type="simple" chart:class="chart:line" chart:style-name="ch1">
        <chart:title svg:x="7.65cm" svg:y="0.353cm" chart:style-name="ch2">
          <text:p>Frecuencia de Similitud</text:p>
        </chart:title>
        <chart:legend chart:legend-position="end" svg:x="17.562cm" svg:y="5.146cm" style:legend-expansion="high" chart:style-name="ch3"/>
        <chart:plot-area chart:style-name="ch4" table:cell-range-address="Albums.A134:Albums.B154 Albums.B3:Albums.B3" chart:data-source-has-labels="both" svg:x="1.412cm" svg:y="1.375cm" svg:width="15.749cm" svg:height="8.318cm">
          <chartooo:coordinate-region svg:x="2.219cm" svg:y="1.575cm" svg:width="14.942cm" svg:height="7.471cm"/>
          <chart:axis chart:dimension="x" chart:name="primary-x" chart:style-name="ch5" chartooo:axis-type="auto">
            <chartooo:date-scale/>
            <chart:title svg:x="8.607cm" svg:y="9.91cm" chart:style-name="ch6">
              <text:p>Similitud</text:p>
            </chart:title>
            <chart:categories table:cell-range-address="Albums.A134:Albums.A154"/>
          </chart:axis>
          <chart:axis chart:dimension="y" chart:name="primary-y" chart:style-name="ch5">
            <chart:title svg:x="0.451cm" svg:y="6.372cm" chart:style-name="ch7">
              <text:p># de Pares</text:p>
            </chart:title>
            <chart:grid chart:style-name="ch8" chart:class="major"/>
          </chart:axis>
          <chart:series chart:style-name="ch9" chart:values-cell-range-address="Albums.B134:Albums.B154" chart:label-cell-address="Albums.B3:Albums.B3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Pares</text:p>
                <draw:g>
                  <svg:desc>Albums.B3:Albums.B3</svg:desc>
                </draw:g>
              </table:table-cell>
            </table:table-row>
          </table:table-header-rows>
          <table:table-rows>
            <table:table-row>
              <table:table-cell office:value-type="float" office:value="486">
                <text:p>490</text:p>
                <draw:g>
                  <svg:desc>Albums.A134:Albums.A154</svg:desc>
                </draw:g>
              </table:table-cell>
              <table:table-cell office:value-type="float" office:value="111">
                <text:p>111</text:p>
                <draw:g>
                  <svg:desc>Albums.B134:Albums.B154</svg:desc>
                </draw:g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